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2" svg:font-family="FreeSerif2" style:font-family-generic="roman" style:font-pitch="variable"/>
    <style:font-face style:name="FreeSerifVR" svg:font-family="FreeSerifV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erif2" fo:font-size="44pt" style:letter-kerning="true" fo:background-color="transparent" style:font-size-asian="10.5pt"/>
    </style:style>
    <style:style style:name="P2" style:family="paragraph" style:parent-style-name="Standard">
      <style:text-properties style:font-name="FreeSerif2" fo:font-size="44pt" officeooo:rsid="000e6518" officeooo:paragraph-rsid="000e6518" style:letter-kerning="true" fo:background-color="transparent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.</text:p>
      <text:p text:style-name="P2">Av</text:p>
      <text:p text:style-name="P2">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Serif2" svg:font-family="FreeSerif2" style:font-family-generic="roman" style:font-pitch="variable"/>
    <style:font-face style:name="FreeSerifVR" svg:font-family="FreeSerifV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5-04-22T23:22:04.844298829</meta:creation-date>
    <dc:date>2015-04-23T00:28:24.314168587</dc:date>
    <dc:creator>user </dc:creator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3" meta:word-count="3" meta:character-count="6" meta:non-whitespace-character-count="6"/>
  </office:meta>
</office:document-meta>
</file>